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ecab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9">
        <text:h text:style-name="Heading_20_4" text:outline-level="4"><text:span text:style-name="T1">Display</text:span> <text:span text:style-name="T1">of</text:span> <text:span text:style-name="T1">Files and Folders</text:span>:</text:h>
        <text:p text:style-name="Text_20_body_20_indent_20_Organon"><text:span text:style-name="T1">On click on a file only the file will be shown</text:span>.</text:p>
        <text:p text:style-name="Text_20_body_20_indent_20_Organon"><text:span text:style-name="T1">On click on a closed folder</text:span> <text:span text:style-name="T1">only the folder himself will be shown</text:span>.</text:p>
        <text:p text:style-name="Text_20_body_20_indent_20_Organon"><text:span text:style-name="T1">On click on a open folder all files and contained folders will be shown. Closed folders inside will only show themselves</text:span></text:p>
        <text:p text:style-name="Text_20_body_20_indent_20_Organon">To show the whole project folder click “Unfold Project Folder” in Organon/Options and click on the project folder.</text:p>
        <text:p text:style-name="Text_20_body_20_indent_20_Organon"/>
        <text:p text:style-name="Text_20_body_20_indent_20_Organon">A doubleclick on the symbol of a folder opens or closes the folde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81" meta:character-count="443" meta:non-whitespace-character-count="368"/>
    <dc:date>2014-06-24T11:24:43.002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